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e25" officeooo:paragraph-rsid="00121e25"/>
    </style:style>
    <style:style style:name="P2" style:family="paragraph" style:parent-style-name="Standard">
      <style:text-properties style:font-name="Nimbus Roman No9 L" fo:font-size="11pt" officeooo:rsid="00121e25" officeooo:paragraph-rsid="00121e25" style:font-size-asian="11pt" style:font-size-complex="11pt"/>
    </style:style>
    <style:style style:name="P3" style:family="paragraph" style:parent-style-name="Standard">
      <style:text-properties fo:font-size="11pt" officeooo:rsid="00121e25" officeooo:paragraph-rsid="00121e25" style:font-size-asian="11pt" style:font-size-complex="11pt"/>
    </style:style>
    <style:style style:name="P4" style:family="paragraph" style:parent-style-name="Standard">
      <style:text-properties fo:font-size="11pt" fo:font-weight="bold" officeooo:rsid="00121e25" officeooo:paragraph-rsid="00121e2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121e25" officeooo:paragraph-rsid="0012ad94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2ad94" officeooo:paragraph-rsid="0012ad94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fo:font-weight="normal" officeooo:rsid="0014aabb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" style:font-name-asian="Noto Sans CJK SC Regular" style:font-name-complex="FreeSans"/>
    </style:style>
    <style:style style:name="T6" style:family="text">
      <style:text-properties style:font-name="Liberation Serif" fo:font-weight="normal" style:font-name-asian="Noto Sans CJK SC Regular" style:font-weight-asian="normal" style:font-name-complex="FreeSans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ad9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at is lex?</text:span></text:p>
      <text:p text:style-name="P2">Lex is a programming tool on UNIX platform,takes the tokens as a input in the form of regular <text:s text:c="6"/>expression and generates the c routine called as lexer.</text:p>
      <text:p text:style-name="P3"><text:span text:style-name="T2">●</text:span><text:span text:style-name="T5"> </text:span>Lexer is also called as lexical analyser.</text:p>
      <text:p text:style-name="P3"/>
      <text:p text:style-name="P4">Tokens:</text:p>
      <text:p text:style-name="P4"><text:span text:style-name="T7">Tokens</text:span> <text:span text:style-name="T7"><text:s/>are nothing but primitives of any programming language. It can be constants,keywords,expressions,identifiers etc. Tokens can be the combination of alphabets, digits or any metacharacters.</text:span></text:p>
      <text:p text:style-name="P4"><text:span text:style-name="T7">[Note: metacharacters are special symbols like *, $ etc]. </text:span></text:p>
      <text:p text:style-name="P4"><text:span text:style-name="T7"/></text:p>
      <text:p text:style-name="P4">Regular expression :</text:p>
      <text:p text:style-name="P4"><text:span text:style-name="T7">It is a powerful mechanism to describe the tokens.</text:span></text:p>
      <text:p text:style-name="P4"><text:span text:style-name="T7"/></text:p>
      <text:p text:style-name="P5"><text:span text:style-name="T7"><text:s/></text:span>Lexical Analyser:<text:span text:style-name="T7"> </text:span></text:p>
      <text:p text:style-name="P5"><text:span text:style-name="T7"><text:s/>It is a initial program for the compiler, which </text:span><text:span text:style-name="T8">reads theinput character by character and converts them into <text:s text:c="38"/>meaningful sequence.</text:span></text:p>
      <text:p text:style-name="P4"><text:span text:style-name="T8"/></text:p>
      <text:p text:style-name="P6"><text:span text:style-name="T7">How To Execute Lex Program?</text:span></text:p>
      <text:p text:style-name="P6"><text:span text:style-name="T7"/></text:p>
      <text:p text:style-name="P6"><text:span text:style-name="T3">●</text:span><text:span text:style-name="T6"> <text:s/>Open any text editor( Alternatively you can open it using terminal; type gedit filename.l ).</text:span></text:p>
      <text:p text:style-name="P6"><text:span text:style-name="T3">● <text:s/>Type your program and save it using “.l” extension.</text:span></text:p>
      <text:p text:style-name="P6"><text:span text:style-name="T3">● <text:s/>Open terminal(Ctrl+Alt+T).</text:span></text:p>
      <text:p text:style-name="P6"><text:span text:style-name="T3">● <text:s/>Type <text:s text:c="3"/>1. $ <text:s text:c="2"/>lex filename.l</text:span></text:p>
      <text:p text:style-name="P6"><text:span text:style-name="T3"><text:s text:c="16"/>2. $ <text:s/></text:span><text:span text:style-name="T4">cc </text:span><text:span text:style-name="T3">lex.yy.c -ll</text:span></text:p>
      <text:p text:style-name="P6"><text:span text:style-name="T3"><text:s text:c="16"/>3. $ <text:s/>./a.out</text:span></text:p>
      <text:p text:style-name="P6"><text:span text:style-name="T3">● It will dispaly the output. Press Ctrl+d <text:s/>to see output[optional].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05:31.137905493</meta:creation-date>
    <dc:date>2018-11-20T17:57:07.535880484</dc:date>
    <meta:editing-duration>PT16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66" meta:character-count="1098" meta:non-whitespace-character-count="857"/>
  </office:meta>
</office:document-meta>
</file>